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95cm" fo:min-width="20.8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0.95cm" fo:min-width="4.71cm"/>
    </style:style>
    <style:style style:name="gr3" style:family="graphic" style:parent-style-name="standard">
      <style:graphic-properties svg:stroke-color="#333333" draw:fill-color="#c0c0c0" draw:textarea-horizontal-align="justify" draw:textarea-vertical-align="middle" draw:auto-grow-height="false" fo:min-height="0.95cm" fo:min-width="6.8cm"/>
    </style:style>
    <style:style style:name="gr4" style:family="graphic" style:parent-style-name="standard">
      <style:graphic-properties svg:stroke-color="#333333" draw:fill-color="#c0c0c0" draw:textarea-horizontal-align="justify" draw:textarea-vertical-align="middle" draw:auto-grow-height="false" fo:min-height="0.95cm" fo:min-width="4.4cm"/>
    </style:style>
    <style:style style:name="gr5" style:family="graphic" style:parent-style-name="standard">
      <style:graphic-properties draw:fill-color="#579d1c" draw:textarea-horizontal-align="justify" draw:textarea-vertical-align="middle" draw:auto-grow-height="false" fo:min-height="2.95cm" fo:min-width="20.8cm"/>
    </style:style>
    <style:style style:name="gr6" style:family="graphic" style:parent-style-name="standard">
      <style:graphic-properties draw:stroke="none" draw:fill-color="#579d1c" draw:textarea-horizontal-align="justify" draw:textarea-vertical-align="middle" draw:auto-grow-height="false" fo:min-height="0.95cm" fo:min-width="4.71cm"/>
    </style:style>
    <style:style style:name="gr7" style:family="graphic" style:parent-style-name="standard">
      <style:graphic-properties svg:stroke-color="#333333" draw:fill-color="#579d1c" draw:textarea-horizontal-align="justify" draw:textarea-vertical-align="middle" draw:auto-grow-height="false" fo:min-height="0.95cm" fo:min-width="6.8cm"/>
    </style:style>
    <style:style style:name="gr8" style:family="graphic" style:parent-style-name="standard">
      <style:graphic-properties svg:stroke-color="#333333" draw:fill-color="#579d1c" draw:textarea-horizontal-align="justify" draw:textarea-vertical-align="middle" draw:auto-grow-height="false" fo:min-height="0.95cm" fo:min-width="4.4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g>
              <draw:custom-shape draw:style-name="gr1" draw:text-style-name="P1" draw:layer="layout" svg:width="21.3cm" svg:height="3.2cm" svg:x="0cm" svg:y="0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2" draw:layer="layout" svg:width="5.21cm" svg:height="1.2cm" svg:x="8.045cm" svg:y="0.1cm">
                <text:p text:style-name="P2">CPU Memory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" draw:text-style-name="P1" draw:layer="layout" svg:width="7.3cm" svg:height="1.2cm" svg:x="5.8cm" svg:y="1.5cm">
                <text:p text:style-name="P1">Star spot extraction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1" draw:layer="layout" svg:width="4.9cm" svg:height="1.2cm" svg:x="0.5cm" svg:y="1.5cm">
                <text:p text:style-name="P1">Image from File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1" draw:layer="layout" svg:width="7.3cm" svg:height="1.2cm" svg:x="13.5cm" svg:y="1.5cm">
                <text:p text:style-name="P1">Star Identification</text:p>
                <draw:enhanced-geometry svg:viewBox="0 0 21600 21600" draw:type="rectangle" draw:enhanced-path="M 0 0 L 21600 0 21600 21600 0 21600 0 0 Z N"/>
              </draw:custom-shape>
            </draw:g>
          </draw:g>
        </draw:g>
      </draw:page>
      <draw:page draw:name="page2" draw:style-name="dp1" draw:master-page-name="Standard">
        <draw:g>
          <draw:g>
            <draw:g>
              <draw:custom-shape draw:style-name="gr1" draw:text-style-name="P1" draw:layer="layout" svg:width="21.3cm" svg:height="3.2cm" svg:x="0cm" svg:y="0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2" draw:layer="layout" svg:width="5.21cm" svg:height="1.2cm" svg:x="8.045cm" svg:y="0.1cm">
                <text:p text:style-name="P2">CPU Memory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1" draw:layer="layout" svg:width="4.9cm" svg:height="1.2cm" svg:x="0.5cm" svg:y="1.5cm">
                <text:p text:style-name="P1">Image from File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1" draw:layer="layout" svg:width="7.3cm" svg:height="1.2cm" svg:x="13.5cm" svg:y="1.5cm">
                <text:p text:style-name="P1">Star Identification</text:p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5" draw:text-style-name="P1" draw:layer="layout" svg:width="21.3cm" svg:height="3.2cm" svg:x="0cm" svg:y="3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2" draw:layer="layout" svg:width="5.21cm" svg:height="1.2cm" svg:x="8.045cm" svg:y="3.3cm">
              <text:p text:style-name="P2">GPU Memory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7" draw:text-style-name="P1" draw:layer="layout" svg:width="7.3cm" svg:height="1.2cm" svg:x="5.8cm" svg:y="4.7cm">
            <text:p text:style-name="P1">Star spot extrac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4.9cm" svg:height="1.2cm" svg:x="0.5cm" svg:y="4.7cm">
            <text:p text:style-name="P1">Image copy</text:p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Standard">
        <draw:g>
          <draw:custom-shape draw:style-name="gr1" draw:text-style-name="P1" draw:layer="layout" svg:width="21.3cm" svg:height="3.2cm" svg:x="0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5.21cm" svg:height="1.2cm" svg:x="8.045cm" svg:y="0.1cm">
            <text:p text:style-name="P2">CPU Memo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7.3cm" svg:height="1.2cm" svg:x="13.5cm" svg:y="1.5cm">
            <text:p text:style-name="P1">Star Identification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21.3cm" svg:height="3.2cm" svg:x="0cm" svg:y="3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5.21cm" svg:height="1.2cm" svg:x="8.045cm" svg:y="3.3cm">
            <text:p text:style-name="P2">GPU Memory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" draw:text-style-name="P1" draw:layer="layout" svg:width="7.3cm" svg:height="1.2cm" svg:x="5.8cm" svg:y="4.7cm">
          <text:p text:style-name="P1">Star spot extra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4.9cm" svg:height="1.2cm" svg:x="0.5cm" svg:y="4.7cm">
          <text:p text:style-name="P1">Camera Imag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3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n </meta:initial-creator>
    <meta:creation-date>2014-12-20T22:21:17.656508054</meta:creation-date>
    <dc:date>2014-12-20T22:44:59.663124684</dc:date>
    <dc:creator>Jan </dc:creator>
    <meta:editing-duration>PT1M40S</meta:editing-duration>
    <meta:editing-cycles>1</meta:editing-cycles>
    <meta:document-statistic meta:object-count="30"/>
    <meta:generator>LibreOffice/4.3.2.2$Linux_X86_64 LibreOffice_project/430m0$Build-2</meta:generator>
  </office:meta>
</office:document-meta>
</file>